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text-shadow="1pt 1pt" officeooo:rsid="000fd4b9" officeooo:paragraph-rsid="000fd4b9"/>
    </style:style>
    <style:style style:name="P2" style:family="paragraph" style:parent-style-name="Standard">
      <style:paragraph-properties fo:text-align="justify" style:justify-single-word="false"/>
      <style:text-properties fo:text-shadow="1pt 1pt" officeooo:rsid="000fd4b9" officeooo:paragraph-rsid="000fd4b9"/>
    </style:style>
    <style:style style:name="P3" style:family="paragraph" style:parent-style-name="Standard">
      <style:paragraph-properties fo:text-align="justify" style:justify-single-word="false"/>
      <style:text-properties fo:text-shadow="1pt 1pt" officeooo:rsid="000fd4b9" officeooo:paragraph-rsid="000fd4b9"/>
    </style:style>
    <style:style style:name="P4" style:family="paragraph" style:parent-style-name="Standard">
      <style:paragraph-properties fo:text-align="justify" style:justify-single-word="false"/>
      <style:text-properties fo:text-shadow="1pt 1pt" officeooo:rsid="000fff7b" officeooo:paragraph-rsid="000fff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of Blackjack</text:p>
      <text:p text:style-name="P1"/>
      <text:p text:style-name="P2">This game is a simpler version of the game of Blackjack. We are in Las Vegas and if you are playing something here, then it should be a card game for sure. The rules are simple. Whoever, is closer and less than or equal to 21 wins the game. The game is played between the dealer and the user.</text:p>
      <text:p text:style-name="P2"/>
      <text:p text:style-name="P2">Cards are randomly generated and it is made sure that the same card does not repeat in one game.</text:p>
      <text:p text:style-name="P2">As it is a modified version, no split functionality is implemented. No betting is involved. Just play without the fear of losing money! In standard game, Ace is considered both 1 and 11 however, it is only <text:s/>1 here. I would have loved to implement the functionality but could not finish it on time.</text:p>
      <text:p text:style-name="P2"/>
      <text:p text:style-name="P2">The <text:s/>game is continuous and user is asked whether he wants to play again or not. Here, multiple levels of difficult could not be generated as this is a game based on pure luck!</text:p>
      <text:p text:style-name="P2">Have fun playing! <text:s text:c="3"/></text:p>
      <text:p text:style-name="P2"/>
      <text:p text:style-name="P2"/>
      <text:p text:style-name="P4">Github Link <text:s/>: https://github.com/parthrparekh93/ZapposBlackjack.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9:44:23.267214148</meta:creation-date>
    <dc:date>2016-03-31T19:58:57.224630646</dc:date>
    <meta:editing-duration>PT7M47S</meta:editing-duration>
    <meta:editing-cycles>2</meta:editing-cycles>
    <meta:generator>LibreOffice/4.4.2.2$Linux_X86_64 LibreOffice_project/40m0$Build-2</meta:generator>
    <meta:document-statistic meta:table-count="0" meta:image-count="0" meta:object-count="0" meta:page-count="1" meta:paragraph-count="7" meta:word-count="176" meta:character-count="967" meta:non-whitespace-character-count="791"/>
  </office:meta>
</office:document-meta>
</file>